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style:style style:name="P3" style:parent-style-name="Normal" style:family="paragraph">
      <style:text-properties fo:hyphenate="true"/>
    </style:style>
    <style:style style:name="P4" style:parent-style-name="Normal" style:family="paragraph">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text-properties fo:hyphenate="true"/>
    </style:style>
    <style:style style:name="P13" style:parent-style-name="Normal" style:family="paragraph">
      <style:paragraph-properties fo:break-before="page"/>
      <style:text-properties fo:hyphenate="true"/>
    </style:style>
  </office:automatic-styles>
  <office:body>
    <office:text text:use-soft-page-breaks="true">
      <text:p text:style-name="P1">Assembly Tutorial Lesson #16</text:p>
      <text:p text:style-name="Subtitle">All in the Timing</text:p>
      <text:p text:style-name="Normal">[Title slide]</text:p>
      <text:p text:style-name="Normal">Hi there! This is Matt Heffernan. Welcome back to my channel. This is the<text:s/>sixteen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text:s/>since then<text:s/>getting into the specific capabilities of the X16.<text:s/>We’ve seen already how to do some timing with the VERA display adapter, which triggers an interrupt that coincides with the video output Vertical-Synch signal, otherwise known as the VSYNC IRQ. We’ve also seen how simply executing instructions takes up processor cycles, but there are a few other ways to handle timing with the X16 that are more appropriate for certain applications. But first, let’s review what we know about timing already.</text:p>
      <text:p text:style-name="Normal">[cut to slide 2 – VSYNC]</text:p>
      <text:p text:style-name="Normal">The VSYNC IRQ happens at the beginning of each video frame, 60 times a second. That means 16 and 2/3 milliseconds goes by between each one, so we can use that to time things that only need that level of granularity. This does require you to use a custom IRQ handler to count the VSYNCs and then fairly heavyweight math for the 65C02 to convert these tick counts into seconds, and at best estimation for conversion to milliseconds. And it requires you to define your own storage and code to make VSYNCs work like a real time clock.</text:p>
      <text:p text:style-name="Normal">[cut to slide 3 – instructions]</text:p>
      <text:p text:style-name="Normal">Meanwhile, the smallest granularity we have is with instructions that can burn clock cycles. Mostly, this is with NOP instructions, which spend two CPU cycles to do nothing but advance the program counter, which works out to 250 ns per NOP<text:s/>for our 8 MHz system. That’s great if you have to do some low-level hardware interface, and you can just do 4 NOPs to make a microsecond pass by.<text:s/>If you need a millisecond, though, then it’s 4000 NOPs, and that’s not an efficient use of code. You’ll have to do a loop, and calculate the timing for all the non-NOP instructions, as well, and there could be differences in timing for some opcodes when they have to access memory across page boundaries. On top of all that complexity, the timing is completely invalid unless you have interrupts disabled, and in the interim nothing of value can be accomplished, other than the waiting. The CPU is also running at full speed, using unnecessary power during a busy loop. There are better ways to do this, and we’re going to see some right now.</text:p>
      <text:p text:style-name="P2"/>
      <text:soft-page-break/>
      <text:p text:style-name="Normal">[cut to slide 4 – Line interrupts]</text:p>
      <text:p text:style-name="Normal">One option we have in between VSYNC cycles and<text:s/>individual NOPs are VERA LINE interrupts. In addition to having an IRQ at the beginning of each frame, we can configure VERA to generate another IRQ for somewhere in the middle of the frame, right before it puts out a specific line on the display. Regardless of display scaling, the VERA is always putting out 480 lines of video, and it can generate a LINE IRQ for any one of those. In fact, you can have one LINE IRQ trigger a handler that will setup the next LINE IRQ to happen later in the same frame. With VGA output, the VERA is putting out all 480 lines between each VSYNC, so you can get your interrupt granularity down to a single<text:s/>raster<text:s/>line, which takes about 31.78 microseconds. If you are using an interlaced NSTC display over composite or S-Video, you can only set interrupts for even line numbers, which brings your minimum LINE IRQ cycle to about 63.49 microseconds. In either case, you can only trigger interrupts for lines that are visible. VERA does not support line interrupts during the vertical blanking period.</text:p>
      <text:p text:style-name="P3">[cut to slide 5 – interrupt control]</text:p>
      <text:p text:style-name="P4">We’ve seen the VERA interrupt control registers before, but here’s the same slide again for review. For LINE IRQs, we need to set the LINE bit in the IEN register, and then the line number in the IRQ Line register. As the range is zero to 479, we need a 9-bit value, so the main Line register is only the lower byte, bits 7 through zero of the value. Bit 8 is specified back on the IEN register on the highest bit there. Then, during the IRQ handler, you can see if the current IRQ was for a LINE interrupt if the LINE bit is set in the ISR register. <text:s/>Then, after handling the IRQ, you can write those set bits back to the ISR register to acknowledge that they’ve been processed. This will ironically clear the bits when the next IRQ comes around that wasn’t triggered by the same thing. The ISR bits act as latches, otherwise, staying set until you write ones back to them.</text:p>
      <text:p text:style-name="P5"/>
      <text:soft-page-break/>
      <text:p text:style-name="P6">[cut to slide 6<text:s/>–<text:s/>split layer]</text:p>
      <text:p text:style-name="P7">In earlier episodes, we talked about VERA layer configuration, and how each of the two video layers has to have its own configuration. This implied that each layer can only have one configuration, and that’s not actually true. You can use the LINE IRQ to change a layer configuration for a set of lines, and in this case study we are going to split layer 1 in half, with the upper half using the default 16-color text mode, and the lower half displaying 256-color text by setting the T256 bit halfway through rendering the display, then clearing it again when the next frame starts.</text:p>
      <text:p text:style-name="P8">First we need to define some addresses, including the IRQ RAM Vector, some VERA registers, and then a global word to store the original address in the IRQ RAM Vector before we overwrite it with the address of a custom IRQ handler.</text:p>
      <text:p text:style-name="P9">Then we start the setup_irq subroutine in the red code by copying the default IRQ handler address to the word we labeled default_irq. We continue into the blue code where we disable interrupts while we overwrite the IRQ RAM Vector with the address of custom_irq. But then instead of just setting the VSYNC bit like we usually do at this point, we<text:s/>have green code where we<text:s/>set both the<text:s/>LINE and VSYNC bits in the IEN register, then we set the IRQ Line number to 240, which will make an IRQ happen exactly halfway through rendering the 480 visible display lines. Then we revert back to blue code where we re-enable interrupts and return, just as we would normally do.</text:p>
      <text:p text:style-name="P10">Then we define custom_irq with the next bit of red code, and when an IRQ first happens, we want to check the VERA ISR register to see which kind of interrupt this is. If the VSYNC bit is clear, we branch ahead to @check_line. Otherwise, this is a VSYNC interrupt, so we set the Layer 1 CONFIG to hex 60, which will give us the default 16-color mode that it had at startup. Then we unconditionally branch ahead to @continue to finish the handler. If this wasn’t a VSYNC, we would have branched to @check_line and executed the green code. First, we check the LINE bit in ISR, which should still be loaded in A, and if that’s clear as well, then this wasn’t a VERA_IRQ, so we just branch ahead to @continue. If LINE was set, then we set the Layer 1 config to hex 68, which will set that T256 bit, making the lower half of the screen in 256-color text mode.</text:p>
      <text:p text:style-name="P11">At this point, we fall to @continue, which will happen for all IRQs, and we make sure to reset all VERA IRQ latches by writing 3 to the ISR register, which will clear either latched bits for VSYNC or LINE IRQs for the next interrupt.<text:s/>Then we can jump right into the default IRQ handler and let it return from the interrupt after doing its processing. You could then have other code to populate the text map, and just make sure to use the right format of color specifications for each half of the screen.</text:p>
      <text:p text:style-name="P12">[cut to RTC]</text:p>
      <text:p text:style-name="P13"/>
      <text:soft-page-break/>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text:s/>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4-15T14:11:00Z</meta:creation-date>
    <dc:date>2021-04-15T21:40:00Z</dc:date>
    <meta:template xlink:href="Normal.dotm" xlink:type="simple"/>
    <meta:editing-cycles>8</meta:editing-cycles>
    <meta:editing-duration>PT24360S</meta:editing-duration>
    <meta:document-statistic meta:page-count="4" meta:paragraph-count="17" meta:word-count="1287" meta:character-count="8612" meta:row-count="61" meta:non-whitespace-character-count="7342"/>
  </office:meta>
</office:document-meta>
</file>